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75in" fo:margin-right="0in" fo:text-indent="-0.25in" style:auto-text-indent="false" fo:padding-left="0.0555in" fo:padding-right="0.0555in" fo:padding-top="0.0138in" fo:padding-bottom="0.0138in" fo:border="0.0071in solid #00000a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margin-left="0.75in" fo:margin-right="0in" fo:text-indent="-0.25in" style:auto-text-indent="false" fo:padding-left="0.0555in" fo:padding-right="0.0555in" fo:padding-top="0.0138in" fo:padding-bottom="0.0138in" fo:border="0.0071in solid #00000a"/>
      <style:text-properties fo:font-size="14pt" style:font-size-asian="14pt" style:font-size-complex="14pt"/>
    </style:style>
    <style:style style:name="P3" style:family="paragraph" style:parent-style-name="Standard" style:list-style-name="L2">
      <style:paragraph-properties fo:margin-left="0.75in" fo:margin-right="0in" fo:text-indent="-0.25in" style:auto-text-indent="false" fo:padding-left="0.0555in" fo:padding-right="0.0555in" fo:padding-top="0.0138in" fo:padding-bottom="0.0138in" fo:border="0.0071in solid #00000a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 fo:padding-left="0.0555in" fo:padding-right="0.0555in" fo:padding-top="0.0138in" fo:padding-bottom="0.0138in" fo:border="0.0071in solid #00000a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<text:tab/>Introduction</text:p>
      <text:p text:style-name="P1"><text:tab/>A.<text:tab/>Our team was given the task of defining the word roughness in a way that is quantifiable.</text:p>
      <text:p text:style-name="P1"><text:tab/>B.<text:tab/>On a smooth surface, the surface area of the surface will be equal to the area defined by the length and the width. <text:s/>On a rough surface, this surface area will also be defined by the z dimension. For a given two dimensional area, we will measure the z direction of the surface and compute a three dimensional surface area. <text:s/>The ratio of this new surface area to the two dimensional surface area will define the degree of roughness the surface has. <text:s/></text:p>
      <text:p text:style-name="P1"><text:tab/>C.<text:tab/>This procedure is applicable for any given surface.</text:p>
      <text:list xml:id="list30175051" text:style-name="L1">
        <text:list-item>
          <text:p text:style-name="P2">List the steps of the procedure.</text:p>
          <text:p text:style-name="P2"><text:s/>1) Acquire material for testing. This will be something we wish to know the roughness of.</text:p>
          <text:p text:style-name="P2">2) Use AFM imaging to measure the dimensions of the surface in the z direction.</text:p>
          <text:p text:style-name="P2">3) Integrate to find the three dimensional surface area of the given region and compute the ratio.</text:p>
        </text:list-item>
      </text:list>
      <text:p text:style-name="P1">III. <text:tab/>Present results of applying the procedure to the specified data in the form requested.</text:p>
      <text:list xml:id="list30513492" text:style-name="L2">
        <text:list-item>
          <text:p text:style-name="P3">Other requested information</text:p>
        </text:list-item>
      </text:list>
      <text:p text:style-name="P1"/>
      <text:p text:style-name="P4">Interoffice Memo: Liguore Labs</text:p>
      <text:p text:style-name="P4">To:<text:tab/>Kerry Prior, Vice President of Research</text:p>
      <text:p text:style-name="P4">From:<text:tab/>Nanosurface Engineering Team 21</text:p>
      <text:p text:style-name="P4">RE:<text:tab/>RE: Surface roughness</text:p>
      <text:p text:style-name="P4"/>
      <text:p text:style-name="P4">Our team was given the task of defining the word roughness in a way that is quantifiable. On a smooth surface, the surface area of the surface will be equal to the area defined by the length and the width. <text:s/>On a rough surface, this surface area will also be defined by the z dimension. For a given two dimensional area, we will measure the z direction of the surface and compute a three dimensional surface area. <text:s/>The ratio of this new surface area to the two dimensional surface area will define the degree of roughness the surface has. <text:s/></text:p>
      <text:p text:style-name="P4"/>
      <text:p text:style-name="P4">This procedure is applicable for any given surface. The first step would be to acquire material for testing. This will be something we wish to know the roughness of. <text:s/>Secondly, we would use AFM imaging to measure the dimensions of the surface in the z direction. After gathering the necessary data, we would use integration formulas to find the three dimensional surface area of the given region and compute the rat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09:56:05.07</meta:creation-date>
    <dc:date>2011-02-17T10:37:21.73</dc:date>
    <meta:editing-duration>PT00H24M00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6" meta:word-count="376" meta:character-count="2132"/>
  </office:meta>
</office:document-meta>
</file>